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OR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AND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AND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AND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AND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Memphis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TN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10015" calcext:value-type="float" table:number-columns-spanned="3" table:number-rows-spanned="1">
              <text:p>10,015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3065" calcext:value-type="float" table:number-columns-spanned="3" table:number-rows-spanned="1">
              <text:p>3,065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06040938592112" calcext:value-type="percentage" table:number-columns-spanned="3" table:number-rows-spanned="1">
              <text:p>30.60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89" calcext:value-type="float" table:number-columns-spanned="2" table:number-rows-spanned="1">
              <text:p>89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Ray Cole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Coleman, Antjuan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3" calcext:value-type="float">
            <text:p>3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653.8" calcext:value-type="float" table:number-columns-spanned="3" table:number-rows-spanned="2">
            <text:p>653.8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675" calcext:value-type="float" table:number-columns-spanned="3" table:number-rows-spanned="3">
            <text:p>67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Coleman, Antjuan" calcext:value-type="string">
            <text:p>Coleman, Antjuan</text:p>
          </table:table-cell>
          <table:table-cell table:style-name="ce296"/>
          <table:table-cell table:style-name="ce301" table:formula="of:=[.$F6]+[.$J6]+[.$N6]+[.$R6]+[.$V6]+[.$Z6]+[.$AD6]" office:value-type="float" office:value="32.5" calcext:value-type="float">
            <text:p>32.5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653.8" calcext:value-type="float">
            <text:p>653.80</text:p>
          </table:table-cell>
          <table:table-cell table:style-name="ce304"/>
          <table:table-cell table:style-name="ce307" table:formula="of:=[.BU6]" office:value-type="float" office:value="21.2" calcext:value-type="float">
            <text:p>21.2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675" calcext:value-type="float">
            <text:p>675.00</text:p>
          </table:table-cell>
          <table:table-cell table:style-name="ce329"/>
          <table:table-cell table:style-name="ce307" table:formula="of:=[.$AM10]" office:value-type="float" office:value="21.2" calcext:value-type="float">
            <text:p>21.20</text:p>
          </table:table-cell>
          <table:table-cell table:style-name="ce307"/>
          <table:table-cell table:style-name="ce307" table:formula="of:=IF([.$BU6] &lt;= [.$CA6]* 0.2; [.$BU6]; [.$CA6]* 0.2)" office:value-type="float" office:value="21.2" calcext:value-type="float">
            <text:p>21.20</text:p>
          </table:table-cell>
          <table:table-cell table:style-name="Default"/>
          <table:table-cell table:style-name="ce339" table:formula="of:=SUM([.$F12:.$AD12])" office:value-type="float" office:value="2024" calcext:value-type="float">
            <text:p>2,024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675" calcext:value-type="float">
            <text:p>675.00</text:p>
          </table:table-cell>
          <table:table-cell table:style-name="ce344"/>
          <table:table-cell table:style-name="ce25" table:formula="of:=[.BC6]+[.BE6]" office:value-type="float" office:value="675" calcext:value-type="float">
            <text:p>675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Baptist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675-Expense" calcext:value-type="string" table:number-columns-spanned="3" table:number-rows-spanned="1">
            <text:p>67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1.2" calcext:value-type="float" table:number-columns-spanned="3" table:number-rows-spanned="2">
            <text:p>21.2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225" calcext:value-type="float" table:number-columns-spanned="4" table:number-rows-spanned="1">
            <text:p>2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2024" calcext:value-type="float" table:number-columns-spanned="3" table:number-rows-spanned="1">
            <text:p>2024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32.5" calcext:value-type="string">
            <text:p>REG = 32.5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33498023715415" calcext:value-type="percentage" table:number-columns-spanned="2" table:number-rows-spanned="2">
            <text:p>33.3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75" calcext:value-type="float" table:number-columns-spanned="4" table:number-rows-spanned="1">
            <text:p>75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675" calcext:value-type="float" table:number-columns-spanned="3" table:number-rows-spanned="1">
            <text:p>675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Kent, Jaylo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530" calcext:value-type="float" table:number-columns-spanned="3" table:number-rows-spanned="2">
            <text:p>53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540" calcext:value-type="float" table:number-columns-spanned="3" table:number-rows-spanned="3">
            <text:p>5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Kent, Jaylon" calcext:value-type="string">
            <text:p>Kent, Jaylon</text:p>
          </table:table-cell>
          <table:table-cell table:style-name="ce296"/>
          <table:table-cell table:style-name="ce301" table:formula="of:=[.$F14]+[.$J14]+[.$N14]+[.$R14]+[.$V14]+[.$Z14]+[.$AD14]" office:value-type="float" office:value="24" calcext:value-type="float">
            <text:p>24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530" calcext:value-type="float">
            <text:p>530.00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540" calcext:value-type="float">
            <text:p>540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1796" calcext:value-type="float">
            <text:p>1,796.00</text:p>
          </table:table-cell>
          <table:table-cell table:style-name="ce339"/>
          <table:table-cell table:style-name="ce339" table:formula="of:=SUM([.$F21:.$AD21])" office:value-type="float" office:value="540" calcext:value-type="float">
            <text:p>540.00</text:p>
          </table:table-cell>
          <table:table-cell table:style-name="ce344"/>
          <table:table-cell table:style-name="ce25" table:formula="of:=[.BC14]+[.BE14]" office:value-type="float" office:value="540" calcext:value-type="float">
            <text:p>54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540-Expense" calcext:value-type="string" table:number-columns-spanned="3" table:number-rows-spanned="1">
            <text:p>54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1796" calcext:value-type="float" table:number-columns-spanned="3" table:number-rows-spanned="1">
            <text:p>1796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24" calcext:value-type="string">
            <text:p>REG = 24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00668151447661" calcext:value-type="percentage" table:number-columns-spanned="2" table:number-rows-spanned="2">
            <text:p>30.07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140" table:formula="of:=SUM([.F21:.AD21])" office:value-type="float" office:value="540" calcext:value-type="float" table:number-columns-spanned="3" table:number-rows-spanned="1">
            <text:p>54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Martin, Philip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3" calcext:value-type="float">
            <text:p>3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690" calcext:value-type="float" table:number-columns-spanned="3" table:number-rows-spanned="2">
            <text:p>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700" calcext:value-type="float" table:number-columns-spanned="3" table:number-rows-spanned="3">
            <text:p>7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Martin, Philip" calcext:value-type="string">
            <text:p>Martin, Philip</text:p>
          </table:table-cell>
          <table:table-cell table:style-name="ce296"/>
          <table:table-cell table:style-name="ce303" table:formula="of:=[.$F22]+[.$J22]+[.$N22]+[.$R22]+[.$V22]+[.$Z22]+[.$AD22]" office:value-type="float" office:value="3" calcext:value-type="float">
            <text:p>3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690" calcext:value-type="float">
            <text:p>69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700" calcext:value-type="float">
            <text:p>70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2512.5" calcext:value-type="float">
            <text:p>2,512.50</text:p>
          </table:table-cell>
          <table:table-cell table:style-name="ce341"/>
          <table:table-cell table:style-name="ce341" table:formula="of:=SUM([.$F29:.$AD29])" office:value-type="float" office:value="700" calcext:value-type="float">
            <text:p>700.00</text:p>
          </table:table-cell>
          <table:table-cell table:style-name="ce344"/>
          <table:table-cell table:style-name="ce345" table:formula="of:=[.BC22]+[.BE22]" office:value-type="float" office:value="700" calcext:value-type="float">
            <text:p>70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Baptist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/ C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700-Expense" calcext:value-type="string" table:number-columns-spanned="3" table:number-rows-spanned="1">
            <text:p>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225" calcext:value-type="float" table:number-columns-spanned="4" table:number-rows-spanned="1">
            <text:p>2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491.5" calcext:value-type="float" table:number-columns-spanned="4" table:number-rows-spanned="1">
            <text:p>49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2512.5" calcext:value-type="float" table:number-columns-spanned="3" table:number-rows-spanned="1">
            <text:p>2512.5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3" calcext:value-type="string">
            <text:p>REG = 3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78606965174129" calcext:value-type="percentage" table:number-columns-spanned="2" table:number-rows-spanned="2">
            <text:p>27.8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65" calcext:value-type="float" table:number-columns-spanned="4" table:number-rows-spanned="1">
            <text:p>65.00</text:p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140" table:formula="of:=SUM([.F29:.AD29])" office:value-type="float" office:value="700" calcext:value-type="float" table:number-columns-spanned="3" table:number-rows-spanned="1">
            <text:p>70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Ortiz, Adria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656.6" calcext:value-type="float" table:number-columns-spanned="3" table:number-rows-spanned="2">
            <text:p>656.6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675" calcext:value-type="float" table:number-columns-spanned="3" table:number-rows-spanned="3">
            <text:p>67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Ortiz, Adrian" calcext:value-type="string">
            <text:p>Ortiz, Adrian</text:p>
          </table:table-cell>
          <table:table-cell table:style-name="ce296"/>
          <table:table-cell table:style-name="ce301" table:formula="of:=[.$F30]+[.$J30]+[.$N30]+[.$R30]+[.$V30]+[.$Z30]+[.$AD30]" office:value-type="float" office:value="37.5" calcext:value-type="float">
            <text:p>37.5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656.6" calcext:value-type="float">
            <text:p>656.60</text:p>
          </table:table-cell>
          <table:table-cell table:style-name="ce304"/>
          <table:table-cell table:style-name="ce307" table:formula="of:=[.BU30]" office:value-type="float" office:value="18.4" calcext:value-type="float">
            <text:p>18.4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675" calcext:value-type="float">
            <text:p>675.00</text:p>
          </table:table-cell>
          <table:table-cell table:style-name="ce329"/>
          <table:table-cell table:style-name="ce307" table:formula="of:=[.$AM34]" office:value-type="float" office:value="18.4" calcext:value-type="float">
            <text:p>18.40</text:p>
          </table:table-cell>
          <table:table-cell table:style-name="ce307"/>
          <table:table-cell table:style-name="ce307" table:formula="of:=IF([.$BU30] &lt;= [.$CA30]* 0.2; [.$BU30]; [.$CA30]* 0.2)" office:value-type="float" office:value="18.4" calcext:value-type="float">
            <text:p>18.40</text:p>
          </table:table-cell>
          <table:table-cell table:style-name="Default"/>
          <table:table-cell table:style-name="ce339" table:formula="of:=SUM([.$F36:.$AD36])" office:value-type="float" office:value="2287.5" calcext:value-type="float">
            <text:p>2,287.50</text:p>
          </table:table-cell>
          <table:table-cell table:style-name="ce339"/>
          <table:table-cell table:style-name="ce339" table:formula="of:=SUM([.$F37:.$AD37])" office:value-type="float" office:value="675" calcext:value-type="float">
            <text:p>675.00</text:p>
          </table:table-cell>
          <table:table-cell table:style-name="ce344"/>
          <table:table-cell table:style-name="ce25" table:formula="of:=[.BC30]+[.BE30]" office:value-type="float" office:value="675" calcext:value-type="float">
            <text:p>67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/ Carter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675-Expense" calcext:value-type="string" table:number-columns-spanned="3" table:number-rows-spanned="1">
            <text:p>67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8.4" calcext:value-type="float" table:number-columns-spanned="3" table:number-rows-spanned="2">
            <text:p>18.4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491.5" calcext:value-type="float" table:number-columns-spanned="4" table:number-rows-spanned="1">
            <text:p>49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287.5" calcext:value-type="float" table:number-columns-spanned="3" table:number-rows-spanned="1">
            <text:p>2287.5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7.5" calcext:value-type="string">
            <text:p>REG = 37.5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295081967213115" calcext:value-type="percentage" table:number-columns-spanned="2" table:number-rows-spanned="2">
            <text:p>29.5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56" office:value-type="float" office:value="135" calcext:value-type="float" table:number-columns-spanned="4" table:number-rows-spanned="1">
            <text:p>135.00</text:p>
          </table:table-cell>
          <table:covered-table-cell table:number-columns-repeated="3" table:style-name="ce71"/>
          <table:table-cell table:style-name="ce140" table:formula="of:=SUM([.F37:.AD37])" office:value-type="float" office:value="675" calcext:value-type="float" table:number-columns-spanned="3" table:number-rows-spanned="1">
            <text:p>675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Wagner, Matthew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465" calcext:value-type="float" table:number-columns-spanned="3" table:number-rows-spanned="2">
            <text:p>465.0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475" calcext:value-type="float" table:number-columns-spanned="3" table:number-rows-spanned="3">
            <text:p>47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Wagner, Matthew" calcext:value-type="string">
            <text:p>Wagner, Matthew</text:p>
          </table:table-cell>
          <table:table-cell table:style-name="ce296"/>
          <table:table-cell table:style-name="ce301" table:formula="of:=[.$F38]+[.$J38]+[.$N38]+[.$R38]+[.$V38]+[.$Z38]+[.$AD38]" office:value-type="float" office:value="24" calcext:value-type="float">
            <text:p>24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465" calcext:value-type="float">
            <text:p>465.00</text:p>
          </table:table-cell>
          <table:table-cell table:style-name="ce304"/>
          <table:table-cell table:style-name="ce307" table:formula="of:=[.BU38]" office:value-type="float" office:value="10" calcext:value-type="float">
            <text:p>1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475" calcext:value-type="float">
            <text:p>475.00</text:p>
          </table:table-cell>
          <table:table-cell table:style-name="ce329"/>
          <table:table-cell table:style-name="ce307" table:formula="of:=[.$AM42]" office:value-type="float" office:value="10" calcext:value-type="float">
            <text:p>10.00</text:p>
          </table:table-cell>
          <table:table-cell table:style-name="ce307"/>
          <table:table-cell table:style-name="ce307" table:formula="of:=IF([.$BU38] &lt;= [.$CA38]* 0.2; [.$BU38]; [.$CA38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44:.$AD44])" office:value-type="float" office:value="1395" calcext:value-type="float">
            <text:p>1,395.00</text:p>
          </table:table-cell>
          <table:table-cell table:style-name="ce339"/>
          <table:table-cell table:style-name="ce339" table:formula="of:=SUM([.$F45:.$AD45])" office:value-type="float" office:value="475" calcext:value-type="float">
            <text:p>475.00</text:p>
          </table:table-cell>
          <table:table-cell table:style-name="ce344"/>
          <table:table-cell table:style-name="ce25" table:formula="of:=[.BC38]+[.BE38]" office:value-type="float" office:value="475" calcext:value-type="float">
            <text:p>47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Fed Ex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475-Expense" calcext:value-type="string" table:number-columns-spanned="3" table:number-rows-spanned="1">
            <text:p>475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495" calcext:value-type="float" table:number-columns-spanned="4" table:number-rows-spanned="1">
            <text:p>4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450" calcext:value-type="float" table:number-columns-spanned="4" table:number-rows-spanned="1">
            <text:p>4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1395" calcext:value-type="float" table:number-columns-spanned="3" table:number-rows-spanned="1">
            <text:p>1395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24" calcext:value-type="string">
            <text:p>REG = 24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.340501792114695" calcext:value-type="percentage" table:number-columns-spanned="2" table:number-rows-spanned="2">
            <text:p>34.05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5" calcext:value-type="float" table:number-columns-spanned="4" table:number-rows-spanned="1">
            <text:p>155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475" calcext:value-type="float" table:number-columns-spanned="3" table:number-rows-spanned="1">
            <text:p>475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AND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AND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AND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AND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AND                                  ([.F6]+[.G6]&gt;0))                                     OR                                     (([.H6]+[.I6]&gt;0)                                  AND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OR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89" calcext:value-type="float" table:number-columns-spanned="2" table:number-rows-spanned="1">
              <text:p>89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Ray Cole" calcext:value-type="string" table:number-columns-spanned="3" table:number-rows-spanned="1">
              <text:p>Ray Cole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Coleman, Antjuan" calcext:value-type="string" table:number-columns-spanned="3" table:number-rows-spanned="8">
            <text:p>Coleman, Antjuan</text:p>
          </table:table-cell>
          <table:covered-table-cell table:number-columns-repeated="2" table:style-name="ce1149"/>
          <table:table-cell table:style-name="ce389" office:value-type="string" calcext:value-type="string" table:number-columns-spanned="3" table:number-rows-spanned="1">
            <text:p>lFed Ex</text:p>
          </table:table-cell>
          <table:covered-table-cell table:number-columns-repeated="2" table:style-name="ce398"/>
          <table:table-cell table:style-name="ce405" office:value-type="float" office:value="225" calcext:value-type="float">
            <text:p>22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225" calcext:value-type="float" table:number-columns-spanned="4" table:number-rows-spanned="1">
            <text:p>225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450" calcext:value-type="float" table:number-columns-spanned="4" table:number-rows-spanned="1">
            <text:p>450.00</text:p>
          </table:table-cell>
          <table:covered-table-cell table:number-columns-repeated="2" table:style-name="ce400"/>
          <table:covered-table-cell table:style-name="ce407" table:formula="of:=SUM([.P5:.P12])" office:value-type="float" office:value="450" calcext:value-type="float">
            <text:p>450.00</text:p>
          </table:covered-table-cell>
          <table:table-cell table:style-name="ce391" table:formula="of:=SUM([.T5:.T12])" office:value-type="float" office:value="450" calcext:value-type="float" table:number-columns-spanned="4" table:number-rows-spanned="1">
            <text:p>450.00</text:p>
          </table:table-cell>
          <table:covered-table-cell table:number-columns-repeated="2" table:style-name="ce400"/>
          <table:covered-table-cell table:style-name="ce407" table:formula="of:=SUM([.T5:.T12])" office:value-type="float" office:value="450" calcext:value-type="float">
            <text:p>450.00</text:p>
          </table:covered-table-cell>
          <table:table-cell table:style-name="ce391" table:formula="of:=SUM([.X5:.X12])" office:value-type="float" office:value="450" calcext:value-type="float" table:number-columns-spanned="4" table:number-rows-spanned="1">
            <text:p>450.00</text:p>
          </table:table-cell>
          <table:covered-table-cell table:number-columns-repeated="2" table:style-name="ce400"/>
          <table:covered-table-cell table:style-name="ce407" table:formula="of:=SUM([.X5:.X12])" office:value-type="float" office:value="450" calcext:value-type="float">
            <text:p>450.00</text:p>
          </table:covered-table-cell>
          <table:table-cell table:style-name="ce391" table:formula="of:=SUM([.AB5:.AB12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5:.AB12])" office:value-type="float" office:value="449" calcext:value-type="float">
            <text:p>449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Kent, Jaylon" calcext:value-type="string" table:number-columns-spanned="3" table:number-rows-spanned="8">
            <text:p>Kent, Jaylo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47" office:value-type="float" office:value="449" calcext:value-type="float">
            <text:p>449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P14:.P21])" office:value-type="float" office:value="449" calcext:value-type="float">
            <text:p>449.00</text:p>
          </table:covered-table-cell>
          <table:table-cell table:style-name="ce391" table:formula="of:=SUM([.T14:.T21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T14:.T21])" office:value-type="float" office:value="449" calcext:value-type="float">
            <text:p>449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449" calcext:value-type="float">
            <text:p>449.00</text:p>
          </table:covered-table-cell>
          <table:table-cell table:style-name="ce445" table:formula="of:=SUM([.AF14:.AF21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449" calcext:value-type="float">
            <text:p>449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Martin, Philip" calcext:value-type="string" table:number-columns-spanned="3" table:number-rows-spanned="8">
            <text:p>Martin, Philip</text:p>
          </table:table-cell>
          <table:covered-table-cell table:number-columns-repeated="2" table:style-name="ce1149"/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225" calcext:value-type="float">
            <text:p>22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47" office:value-type="float" office:value="449" calcext:value-type="float">
            <text:p>449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Carters</text:p>
          </table:table-cell>
          <table:covered-table-cell table:number-columns-repeated="2" table:style-name="ce399"/>
          <table:table-cell table:style-name="ce406" office:value-type="float" office:value="42.5" calcext:value-type="float">
            <text:p>42.5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225" calcext:value-type="float" table:number-columns-spanned="4" table:number-rows-spanned="1">
            <text:p>225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P23:.P30])" office:value-type="float" office:value="449" calcext:value-type="float">
            <text:p>449.00</text:p>
          </table:covered-table-cell>
          <table:table-cell table:style-name="ce391" table:formula="of:=SUM([.T23:.T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T23:.T30])" office:value-type="float" office:value="449" calcext:value-type="float">
            <text:p>449.00</text:p>
          </table:covered-table-cell>
          <table:table-cell table:style-name="ce391" table:formula="of:=SUM([.X23:.X30])" office:value-type="float" office:value="491.5" calcext:value-type="float" table:number-columns-spanned="4" table:number-rows-spanned="1">
            <text:p>491.50</text:p>
          </table:table-cell>
          <table:covered-table-cell table:number-columns-repeated="2" table:style-name="ce400"/>
          <table:covered-table-cell table:style-name="ce407" table:formula="of:=SUM([.X23:.X30])" office:value-type="float" office:value="491.5" calcext:value-type="float">
            <text:p>491.50</text:p>
          </table:covered-table-cell>
          <table:table-cell table:style-name="ce391" table:formula="of:=SUM([.AB23:.AB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449" calcext:value-type="float">
            <text:p>449.00</text:p>
          </table:covered-table-cell>
          <table:table-cell table:style-name="ce445" table:formula="of:=SUM([.AF23:.AF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449" calcext:value-type="float">
            <text:p>449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Ortiz, Adrian" calcext:value-type="string" table:number-columns-spanned="3" table:number-rows-spanned="8">
            <text:p>Ortiz, Adria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47" office:value-type="float" office:value="449" calcext:value-type="float">
            <text:p>449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Carters</text:p>
          </table:table-cell>
          <table:covered-table-cell table:number-columns-repeated="2" table:style-name="ce399"/>
          <table:table-cell table:style-name="ce406" office:value-type="float" office:value="42.5" calcext:value-type="float">
            <text:p>42.5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P32:.P39])" office:value-type="float" office:value="449" calcext:value-type="float">
            <text:p>449.00</text:p>
          </table:covered-table-cell>
          <table:table-cell table:style-name="ce391" table:formula="of:=SUM([.T32:.T39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T32:.T39])" office:value-type="float" office:value="449" calcext:value-type="float">
            <text:p>449.00</text:p>
          </table:covered-table-cell>
          <table:table-cell table:style-name="ce391" table:formula="of:=SUM([.X32:.X39])" office:value-type="float" office:value="491.5" calcext:value-type="float" table:number-columns-spanned="4" table:number-rows-spanned="1">
            <text:p>491.50</text:p>
          </table:table-cell>
          <table:covered-table-cell table:number-columns-repeated="2" table:style-name="ce400"/>
          <table:covered-table-cell table:style-name="ce407" table:formula="of:=SUM([.X32:.X39])" office:value-type="float" office:value="491.5" calcext:value-type="float">
            <text:p>491.50</text:p>
          </table:covered-table-cell>
          <table:table-cell table:style-name="ce391" table:formula="of:=SUM([.AB32:.AB39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449" calcext:value-type="float">
            <text:p>449.00</text:p>
          </table:covered-table-cell>
          <table:table-cell table:style-name="ce445" table:formula="of:=SUM([.AF32:.AF39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449" calcext:value-type="float">
            <text:p>449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Wagner, Matthew" calcext:value-type="string" table:number-columns-spanned="3" table:number-rows-spanned="8">
            <text:p>Wagner, Matthew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office:value-type="string" calcext:value-type="string" table:number-columns-spanned="3" table:number-rows-spanned="1">
            <text:p>Fed Ex</text:p>
          </table:table-cell>
          <table:covered-table-cell table:number-columns-repeated="2" table:style-name="ce398"/>
          <table:table-cell table:style-name="ce405" office:value-type="float" office:value="450" calcext:value-type="float">
            <text:p>450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office:value-type="string" calcext:value-type="string" table:number-columns-spanned="3" table:number-rows-spanned="1">
            <text:p>Levi’s</text:p>
          </table:table-cell>
          <table:covered-table-cell table:number-columns-repeated="2" table:style-name="ce399"/>
          <table:table-cell table:style-name="ce406" office:value-type="float" office:value="45" calcext:value-type="float">
            <text:p>45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495" calcext:value-type="float" table:number-columns-spanned="4" table:number-rows-spanned="1">
            <text:p>495.00</text:p>
          </table:table-cell>
          <table:covered-table-cell table:number-columns-repeated="2" table:style-name="ce400"/>
          <table:covered-table-cell table:style-name="ce407" table:formula="of:=SUM([.P41:.P48])" office:value-type="float" office:value="495" calcext:value-type="float">
            <text:p>495.00</text:p>
          </table:covered-table-cell>
          <table:table-cell table:style-name="ce391" table:formula="of:=SUM([.T41:.T48])" office:value-type="float" office:value="450" calcext:value-type="float" table:number-columns-spanned="4" table:number-rows-spanned="1">
            <text:p>450.00</text:p>
          </table:table-cell>
          <table:covered-table-cell table:number-columns-repeated="2" table:style-name="ce400"/>
          <table:covered-table-cell table:style-name="ce407" table:formula="of:=SUM([.T41:.T48])" office:value-type="float" office:value="450" calcext:value-type="float">
            <text:p>450.00</text:p>
          </table:covered-table-cell>
          <table:table-cell table:style-name="ce391" table:formula="of:=SUM([.X41:.X48])" office:value-type="float" office:value="450" calcext:value-type="float" table:number-columns-spanned="4" table:number-rows-spanned="1">
            <text:p>450.00</text:p>
          </table:table-cell>
          <table:covered-table-cell table:number-columns-repeated="2" table:style-name="ce400"/>
          <table:covered-table-cell table:style-name="ce407" table:formula="of:=SUM([.X41:.X48])" office:value-type="float" office:value="450" calcext:value-type="float">
            <text:p>45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89" calcext:value-type="float">
            <text:p>89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Ray Cole" calcext:value-type="string" table:number-columns-spanned="5" table:number-rows-spanned="1">
            <text:p>Ray Cole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Memphis" calcext:value-type="string" table:number-columns-spanned="3" table:number-rows-spanned="1">
            <text:p>Memphis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TN" calcext:value-type="string">
            <text:p>TN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Coleman, Antjuan" calcext:value-type="string">
            <text:p>Coleman, Antjuan</text:p>
          </table:table-cell>
          <table:table-cell table:style-name="ce520"/>
          <table:table-cell table:style-name="ce531" table:formula="of:=[$'Weekly Payroll Report'.$BA$6]" office:value-type="float" office:value="32.5" calcext:value-type="float">
            <text:p>32.5</text:p>
          </table:table-cell>
          <table:table-cell table:style-name="ce544"/>
          <table:table-cell table:style-name="ce556" table:formula="of:=[$'Weekly Payroll Report'.$BC$6]" office:value-type="float" office:value="653.8" calcext:value-type="float">
            <text:p>653.80</text:p>
          </table:table-cell>
          <table:table-cell table:style-name="ce571"/>
          <table:table-cell table:style-name="ce584" table:formula="of:=[$'Weekly Payroll Report'.$BE$6]" office:value-type="float" office:value="21.2" calcext:value-type="float">
            <text:p>21.2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675" calcext:value-type="float">
            <text:p>675.00</text:p>
          </table:table-cell>
          <table:table-cell table:style-name="ce674"/>
          <table:table-cell table:style-name="ce679" table:formula="of:=[$'Weekly Payroll Report'.$BU$6]" office:value-type="float" office:value="21.2" calcext:value-type="float">
            <text:p>21.20</text:p>
          </table:table-cell>
          <table:table-cell table:style-name="ce679"/>
          <table:table-cell table:style-name="ce679" table:formula="of:=[$'Weekly Payroll Report'.$BW$6]" office:value-type="float" office:value="21.2" calcext:value-type="float">
            <text:p>21.20</text:p>
          </table:table-cell>
          <table:table-cell table:style-name="ce694"/>
          <table:table-cell table:style-name="ce553" table:formula="of:=[$'Weekly Payroll Report'.$BY$6]" office:value-type="float" office:value="2024" calcext:value-type="float">
            <text:p>2,024.00</text:p>
          </table:table-cell>
          <table:table-cell table:style-name="ce553"/>
          <table:table-cell table:style-name="ce725" table:formula="of:=[$'Weekly Payroll Report'.$CA$6]" office:value-type="float" office:value="675" calcext:value-type="float">
            <text:p>675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33498023715415" calcext:value-type="percentage">
            <text:p>33.35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Kent, Jaylon" calcext:value-type="string">
            <text:p>Kent, Jaylon</text:p>
          </table:table-cell>
          <table:table-cell table:style-name="ce521"/>
          <table:table-cell table:style-name="ce532" table:formula="of:=[$'Weekly Payroll Report'.$BA$14]" office:value-type="float" office:value="24" calcext:value-type="float">
            <text:p>24</text:p>
          </table:table-cell>
          <table:table-cell table:style-name="ce545"/>
          <table:table-cell table:style-name="ce557" table:formula="of:=[$'Weekly Payroll Report'.$BC$14]" office:value-type="float" office:value="530" calcext:value-type="float">
            <text:p>530.00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540" calcext:value-type="float">
            <text:p>540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1796" calcext:value-type="float">
            <text:p>1,796.00</text:p>
          </table:table-cell>
          <table:table-cell table:style-name="ce706"/>
          <table:table-cell table:style-name="ce726" table:formula="of:=[$'Weekly Payroll Report'.$CA$14]" office:value-type="float" office:value="540" calcext:value-type="float">
            <text:p>54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00668151447661" calcext:value-type="percentage">
            <text:p>30.07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Martin, Philip" calcext:value-type="string">
            <text:p>Martin, Philip</text:p>
          </table:table-cell>
          <table:table-cell table:style-name="ce522"/>
          <table:table-cell table:style-name="ce533" table:formula="of:=[$'Weekly Payroll Report'.$BA$22]" office:value-type="float" office:value="3" calcext:value-type="float">
            <text:p>3</text:p>
          </table:table-cell>
          <table:table-cell table:style-name="ce544"/>
          <table:table-cell table:style-name="ce558" table:formula="of:=[$'Weekly Payroll Report'.$BC$22]" office:value-type="float" office:value="690" calcext:value-type="float">
            <text:p>69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700" calcext:value-type="float">
            <text:p>70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2512.5" calcext:value-type="float">
            <text:p>2,512.50</text:p>
          </table:table-cell>
          <table:table-cell table:style-name="ce707"/>
          <table:table-cell table:style-name="ce727" table:formula="of:=[$'Weekly Payroll Report'.$CA$22]" office:value-type="float" office:value="700" calcext:value-type="float">
            <text:p>70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78606965174129" calcext:value-type="percentage">
            <text:p>27.8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Ortiz, Adrian" calcext:value-type="string">
            <text:p>Ortiz, Adrian</text:p>
          </table:table-cell>
          <table:table-cell table:style-name="ce521"/>
          <table:table-cell table:style-name="ce532" table:formula="of:=[$'Weekly Payroll Report'.$BA$30]" office:value-type="float" office:value="37.5" calcext:value-type="float">
            <text:p>37.5</text:p>
          </table:table-cell>
          <table:table-cell table:style-name="ce545"/>
          <table:table-cell table:style-name="ce557" table:formula="of:=[$'Weekly Payroll Report'.$BC$30]" office:value-type="float" office:value="656.6" calcext:value-type="float">
            <text:p>656.60</text:p>
          </table:table-cell>
          <table:table-cell table:style-name="ce572"/>
          <table:table-cell table:style-name="ce585" table:formula="of:=[$'Weekly Payroll Report'.$BE$30]" office:value-type="float" office:value="18.4" calcext:value-type="float">
            <text:p>18.4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675" calcext:value-type="float">
            <text:p>675.00</text:p>
          </table:table-cell>
          <table:table-cell table:style-name="ce545"/>
          <table:table-cell table:style-name="ce680" table:formula="of:=[$'Weekly Payroll Report'.$BU$30]" office:value-type="float" office:value="18.4" calcext:value-type="float">
            <text:p>18.40</text:p>
          </table:table-cell>
          <table:table-cell table:style-name="ce680"/>
          <table:table-cell table:style-name="ce680" table:formula="of:=[$'Weekly Payroll Report'.$BW$30]" office:value-type="float" office:value="18.4" calcext:value-type="float">
            <text:p>18.40</text:p>
          </table:table-cell>
          <table:table-cell table:style-name="ce695"/>
          <table:table-cell table:style-name="ce706" table:formula="of:=[$'Weekly Payroll Report'.$BY$30]" office:value-type="float" office:value="2287.5" calcext:value-type="float">
            <text:p>2,287.50</text:p>
          </table:table-cell>
          <table:table-cell table:style-name="ce706"/>
          <table:table-cell table:style-name="ce726" table:formula="of:=[$'Weekly Payroll Report'.$CA$30]" office:value-type="float" office:value="675" calcext:value-type="float">
            <text:p>675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295081967213115" calcext:value-type="percentage">
            <text:p>29.51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Wagner, Matthew" calcext:value-type="string">
            <text:p>Wagner, Matthew</text:p>
          </table:table-cell>
          <table:table-cell table:style-name="ce523"/>
          <table:table-cell table:style-name="ce534" table:formula="of:=[$'Weekly Payroll Report'.$BA$38]" office:value-type="float" office:value="24" calcext:value-type="float">
            <text:p>24</text:p>
          </table:table-cell>
          <table:table-cell table:style-name="ce546"/>
          <table:table-cell table:style-name="ce559" table:formula="of:=[$'Weekly Payroll Report'.$BC$38]" office:value-type="float" office:value="465" calcext:value-type="float">
            <text:p>465.00</text:p>
          </table:table-cell>
          <table:table-cell table:style-name="ce573"/>
          <table:table-cell table:style-name="ce586" table:formula="of:=[$'Weekly Payroll Report'.$BE$38]" office:value-type="float" office:value="10" calcext:value-type="float">
            <text:p>1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475" calcext:value-type="float">
            <text:p>475.00</text:p>
          </table:table-cell>
          <table:table-cell table:style-name="ce546"/>
          <table:table-cell table:style-name="ce682" table:formula="of:=[$'Weekly Payroll Report'.$BU$38]" office:value-type="float" office:value="10" calcext:value-type="float">
            <text:p>10.00</text:p>
          </table:table-cell>
          <table:table-cell table:style-name="ce682"/>
          <table:table-cell table:style-name="ce682" table:formula="of:=[$'Weekly Payroll Report'.$BW$38]" office:value-type="float" office:value="10" calcext:value-type="float">
            <text:p>10.00</text:p>
          </table:table-cell>
          <table:table-cell table:style-name="ce697"/>
          <table:table-cell table:style-name="ce708" table:formula="of:=[$'Weekly Payroll Report'.$BY$38]" office:value-type="float" office:value="1395" calcext:value-type="float">
            <text:p>1,395.00</text:p>
          </table:table-cell>
          <table:table-cell table:style-name="ce708"/>
          <table:table-cell table:style-name="ce728" table:formula="of:=[$'Weekly Payroll Report'.$CA$38]" office:value-type="float" office:value="475" calcext:value-type="float">
            <text:p>475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.340501792114695" calcext:value-type="percentage">
            <text:p>34.0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21" calcext:value-type="float">
            <text:p>121</text:p>
          </table:table-cell>
          <table:table-cell table:style-name="ce553"/>
          <table:table-cell table:style-name="ce565" table:formula="of:=SUM([.H6:.H37])" office:value-type="float" office:value="2995.4" calcext:value-type="float">
            <text:p>2995.4</text:p>
          </table:table-cell>
          <table:table-cell table:style-name="ce580"/>
          <table:table-cell table:style-name="ce584" table:formula="of:=SUM([.J6:.J37])" office:value-type="float" office:value="69.6" calcext:value-type="float">
            <text:p>69.6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3065" calcext:value-type="float">
            <text:p>3,065.00</text:p>
          </table:table-cell>
          <table:table-cell table:style-name="ce630"/>
          <table:table-cell table:style-name="ce518" table:formula="of:=SUM([.Z6:.Z37])" office:value-type="float" office:value="69.6" calcext:value-type="float">
            <text:p>69.60</text:p>
          </table:table-cell>
          <table:table-cell table:style-name="ce630"/>
          <table:table-cell table:style-name="ce518" table:formula="of:=SUM([.AB6:.AB37])" office:value-type="float" office:value="69.6" calcext:value-type="float">
            <text:p>69.60</text:p>
          </table:table-cell>
          <table:table-cell table:style-name="ce630"/>
          <table:table-cell table:style-name="ce518" table:formula="of:=SUM([.AD6:.AD37])" office:value-type="float" office:value="10015" calcext:value-type="float">
            <text:p>10,015.00</text:p>
          </table:table-cell>
          <table:table-cell table:style-name="ce630"/>
          <table:table-cell table:style-name="ce518" table:formula="of:=SUM([.AF6:.AF37])" office:value-type="float" office:value="3065" calcext:value-type="float">
            <text:p>3,065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06040938592112" calcext:value-type="percentage">
            <text:p>30.60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10:59:57.007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0:59:57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10:59:57.022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editing-duration>PT6M48S</meta:editing-duration>
    <meta:editing-cycles>3</meta:editing-cycles>
    <meta:creation-date>2022-04-22T10:25:08.430000000</meta:creation-date>
    <meta:initial-creator>Ray Cole</meta:initial-creator>
    <dc:date>2022-04-22T11:00:07.967000000</dc:date>
    <dc:creator>Ray Cole</dc:creator>
    <meta:document-statistic meta:table-count="3" meta:cell-count="3905" meta:object-count="0"/>
  </office:meta>
</office:document-meta>
</file>